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4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gramm 1</text:p>
          </table:table-cell>
          <table:table-cell table:style-name="ce1" office:value-type="string" calcext:value-type="string">
            <text:p>Sudoku Schwierigkeit</text:p>
          </table:table-cell>
          <table:table-cell office:value-type="string" calcext:value-type="string">
            <text:p>Anzahl Prozesse</text:p>
          </table:table-cell>
          <table:table-cell table:style-name="ce1" office:value-type="string" calcext:value-type="string">
            <text:p>Zeit in Sekunden</text:p>
          </table:table-cell>
          <table:table-cell office:value-type="string" calcext:value-type="string">
            <text:p>Anzahl Sudoku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9x9 Norma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.0004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.0006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.0007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.0007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.0008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0.0008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0.0009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0.0010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0.0011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.0012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0.0019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0.0042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0.009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16x16 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98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11.94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11.8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20.8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string" calcext:value-type="string">
            <text:p>Manager Prozess rechnet lange im schlechten Fall → Ohne Manager Berechnung 11.58 Sekunden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13.5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11.5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11.48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11.45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11.4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13.5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11.42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9.0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9.20</text:p>
          </table:table-cell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.00.0000</text:date>, <text:time style:data-style-name="N2" text:time-value="04:49:49.93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8T04:51:27.933000000</dc:date>
    <meta:editing-duration>PT11M14S</meta:editing-duration>
    <meta:editing-cycles>6</meta:editing-cycles>
    <meta:generator>LibreOffice/7.3.1.3$Windows_X86_64 LibreOffice_project/a69ca51ded25f3eefd52d7bf9a5fad8c90b87951</meta:generator>
    <meta:document-statistic meta:table-count="1" meta:cell-count="64" meta:object-count="0"/>
  </office:meta>
</office:document-meta>
</file>